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a1a" officeooo:paragraph-rsid="0015fa1a"/>
    </style:style>
    <style:style style:name="T1" style:family="text">
      <style:text-properties officeooo:rsid="0017d284"/>
    </style:style>
    <style:style style:name="T2" style:family="text">
      <style:text-properties officeooo:rsid="001aae4d"/>
    </style:style>
    <style:style style:name="T3" style:family="text">
      <style:text-properties officeooo:rsid="001fd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 classe Queixa refatoramos o atributo situacao, que representa o status da queixa: Aberta, Em andamento e Fechada, trocando as constantes estaticas por um Enum com 3 constantes: ABERTO, EM_ANDAMENTO, FECHADO, <text:span text:style-name="T2">tambem criamos um Enum para classificar o tipo da queixa: Animal, Alimentar e Servico Geral.</text:span> Assim retirando o bad smell e otimizando o atributo. Outro refatoramento em Queixa foi a adicao do <text:span text:style-name="T3">atributo </text:span>Endereco para melhor retratar o cotidiano. <text:span text:style-name="T3">Implementamos o padrao State para a mudanca de Status da queixa, variando o comportamento entre ABERTO, EM_ANDAMENTO e FECHADO. </text:span>Fizemos Extract Method nos metodos abrir() e fechar() da Classe queixa, <text:span text:style-name="T1">criando 2 metodos auxiliares verificaSituacaoAbir() e VerificaSituacaoFechar()</text:span> para melhor entendimento do codigo e maior legibilidade. <text:span text:style-name="T1">Na classe Pessoa verificamos o bad Smell em que Pessoa extends Endereco e retiramos isso do codigo final. Na classe Endereco apenas adicionamos um atributo a mais Bairro para retratar a realidade, alem de criar hashCode e equals que não estavam presentes. Na classe especialidade refatoramos o atributo codigo que passou a ser um Id gerado autimaticamente pelo repositorio, alem de criar hashCode e equals para a classe. A classe Unidade de Saude teve muitos refatoramentos, comecando por definir o tipo da Colecao de especialidades ou seja, o atributo especialidades passou a ser uma Collection&lt;Especialidade&gt; e dentro do construtor da classe instanciamos a colecao usada para armazenar as especialidades de tal unidade de saude, que escolhemos um ArrayList&lt;Especialidade&gt;, ainda na classe UnidadeSaude retiramos o array de long que representava o numero de queixas, também retiramos o atributo contador e adicionamos um atributo Bairro para localizar a unidade de saude, retiramos o metodo addQueixaProxima(long id) e padronizamos os nomes dos metodos getter’s e setter’s, por fim colocamos essa classe sendo abstrata, pois tera 2 extensoes dela PostoSaude e HospitalAdapter, e criamos um metodo abstrato calculaMediaMedicoPaciente() que sera implementado nas extensoes, pois as extensoes que calculara essa media, alem de criar hashCode e equals. Na classe PostoSaude implementamos o metodo abstrato herdado da superclass que calcula a media dos medicos por paciente e implementamos hashCode e equals. Outro refatoramento foi a criacao da Classe Prefeitura, utilizamos de 2 padroes de projeto para essa implementacao: primeiro utilizamos o padrao Singleton para garantir que existara instancia única dessa classe no sistema e apenas essa sera modificada, tambem implementamos o padrao Strategy na situacao da prefeitura, onde a Prefeitura é composta por uma interface SituacaoPrefeitura com 1 metodo que retorna uma Situacao <text:s/>dependendo dos calculos, então criamos 3 sub- classes uma para cada estado da prefeitura: NORMAL, EXTRA E CAOS e essas classes implementam a interface SituacaoPrefeitura, assim podendo variar o comportamento e a relacao de queixas abertas e fechadas mudara de acordo, alem de implementar hashCode e equals. No projeto já veio implementada a classe Hospital, mas por meio de um .jar e não com codigo fonte, decidimos utilizar o padrao de Projeto Adapter para podermos comunicar o nosso codigo com o codigo pre fornecido, então criamos a classe HospitalAdapter que tem como atributo o Hospital e fizemos esta classe uma extensao de UnidadeSaude e por fim implementamos o metodo abstrato na classe HospitalAdapter que retorna a media medico por paciente. Finalizando o package model, criamos a classe Administrador para que possamos garantir login dos adm’s no sistema. Agora chegou a hora de falar sobre os repositorios para garantir persistencia dos dados no sistema, criamos 5 repositorios: AdministradorRepositorio, EspecialidadeRepositorio, PrefeituraRepositorio, QueixaRepositorio, UnidadeSaudeRepositorio. Os repositorio são interfaces que extends o JpaRepository e assim garantimos os metodos de persistencia já implementados da API JPA, no EspecialidadeRepositorio criamos uma anotacao a mais findByDescricao(String descricao) serve para retornar uma Collection&lt;Especialidade&gt; pelo nome da especialidade e a assinatura no repositorio UnidadeSaudeRepositorio findByBairro(String bairro) é para retornar todas as unidades de saude presentes em determinado bairro pre fornecido. Nas classes do package service havia as interfaces e suas implementacoes, decidimos dividir em 2 packages um com as interfaces Service’s do sistema e na outra suas Implementacoes, na classe EspecialidadeService modificamos as assinaturas dos metodos e retiramos contratos não utilizados, já na sua implementacao colocamos o repositorio para persistir as especialidades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09:41:25.207685732</meta:creation-date>
    <dc:date>2017-08-24T14:49:23.163541374</dc:date>
    <meta:editing-duration>PT22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676" meta:character-count="4672" meta:non-whitespace-character-count="3996"/>
  </office:meta>
</office:document-meta>
</file>